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665in"/>
    </style:style>
    <style:style style:name="co2" style:family="table-column">
      <style:table-column-properties fo:break-before="auto" style:column-width="0.5693in"/>
    </style:style>
    <style:style style:name="co3" style:family="table-column">
      <style:table-column-properties fo:break-before="auto" style:column-width="0.702in"/>
    </style:style>
    <style:style style:name="co4" style:family="table-column">
      <style:table-column-properties fo:break-before="auto" style:column-width="0.6866in"/>
    </style:style>
    <style:style style:name="co5" style:family="table-column">
      <style:table-column-properties fo:break-before="auto" style:column-width="4.0583in"/>
    </style:style>
    <style:style style:name="co6" style:family="table-column">
      <style:table-column-properties fo:break-before="auto" style:column-width="0.1953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office:value-type="float" office:value="255.15">
            <text:p>255</text:p>
          </table:table-cell>
          <table:table-cell table:formula="of:=LOOKUP([.A1];[.$H$1:.$H$10];[.$I$1:.$I$10])" office:value-type="string" office:string-value="black">
            <text:p>black</text:p>
          </table:table-cell>
          <table:table-cell office:value-type="string" table:number-columns-spanned="3" table:number-rows-spanned="1">
            <text:p>recommended temperature for keeping food frozen</text:p>
          </table:table-cell>
          <table:covered-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/>
        </table:table-row>
        <table:table-row table:style-name="ro1">
          <table:table-cell office:value-type="float" office:value="255.37">
            <text:p>255</text:p>
          </table:table-cell>
          <table:table-cell table:formula="of:=LOOKUP([.A2];[.$H$1:.$H$10];[.$I$1:.$I$10])" office:value-type="string" office:string-value="black">
            <text:p>black</text:p>
          </table:table-cell>
          <table:table-cell office:value-type="string" table:number-columns-spanned="3" table:number-rows-spanned="1">
            <text:p>coldest brine-ice solution found by Daniel Gabriel Fahrenheit</text:p>
          </table:table-cell>
          <table:covered-table-cell table:number-columns-repeated="2"/>
          <table:table-cell table:formula="of:=ROUND([.F3]-[.$I$12])" office:value-type="float" office:value="259">
            <text:p>259</text:p>
          </table:table-cell>
          <table:table-cell office:value-type="float" office:value="1">
            <text:p>1</text:p>
          </table:table-cell>
          <table:table-cell table:formula="of:=[.F2]" office:value-type="float" office:value="259">
            <text:p>259</text:p>
          </table:table-cell>
          <table:table-cell office:value-type="string">
            <text:p>black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table:formula="of:=LOOKUP([.A3];[.$H$1:.$H$10];[.$I$1:.$I$10])" office:value-type="string" office:string-value="black">
            <text:p>black</text:p>
          </table:table-cell>
          <table:table-cell office:value-type="string" table:number-columns-spanned="3" table:number-rows-spanned="1">
            <text:p>Dead of winter</text:p>
          </table:table-cell>
          <table:covered-table-cell table:number-columns-repeated="2"/>
          <table:table-cell table:formula="of:=ROUND([.D34])" office:value-type="float" office:value="273">
            <text:p>273</text:p>
          </table:table-cell>
          <table:table-cell office:value-type="float" office:value="2">
            <text:p>2</text:p>
          </table:table-cell>
          <table:table-cell table:formula="of:=ROUND([.H2]+([.$I$12]/[.J3]))" office:value-type="float" office:value="273">
            <text:p>273</text:p>
          </table:table-cell>
          <table:table-cell office:value-type="string">
            <text:p>Red</text:p>
          </table:table-cell>
          <table:table-cell table:formula="of:=COUNTIF([.G2:.G10];[.G3])" office:value-type="float" office:value="1">
            <text:p>1</text:p>
          </table:table-cell>
        </table:table-row>
        <table:table-row table:style-name="ro1">
          <table:table-cell office:value-type="float" office:value="272.05">
            <text:p>272</text:p>
          </table:table-cell>
          <table:table-cell table:formula="of:=LOOKUP([.A4];[.$H$1:.$H$10];[.$I$1:.$I$10])" office:value-type="string" office:string-value="black">
            <text:p>black</text:p>
          </table:table-cell>
          <table:table-cell office:value-type="string" table:number-columns-spanned="3" table:number-rows-spanned="1">
            <text:p>temperature of frigid ocean waters</text:p>
          </table:table-cell>
          <table:covered-table-cell table:number-columns-repeated="2"/>
          <table:table-cell table:formula="of:=ROUND([.F3]+[.$I$12])" office:value-type="float" office:value="287">
            <text:p>287</text:p>
          </table:table-cell>
          <table:table-cell office:value-type="float" office:value="3">
            <text:p>3</text:p>
          </table:table-cell>
          <table:table-cell table:formula="of:=ROUND([.H3]+([.$I$12]/[.J4]))" office:value-type="float" office:value="287">
            <text:p>287</text:p>
          </table:table-cell>
          <table:table-cell office:value-type="string">
            <text:p>orange</text:p>
          </table:table-cell>
          <table:table-cell table:formula="of:=COUNTIF([.G3:.G11];[.G4])" office:value-type="float" office:value="1">
            <text:p>1</text:p>
          </table:table-cell>
        </table:table-row>
        <table:table-row table:style-name="ro1">
          <table:table-cell office:value-type="float" office:value="273.15">
            <text:p>273</text:p>
          </table:table-cell>
          <table:table-cell table:formula="of:=LOOKUP([.A5];[.$H$1:.$H$10];[.$I$1:.$I$10])" office:value-type="string" office:string-value="Red">
            <text:p>Red</text:p>
          </table:table-cell>
          <table:table-cell office:value-type="string" table:number-columns-spanned="3" table:number-rows-spanned="1">
            <text:p>melting point of water (at STP)</text:p>
          </table:table-cell>
          <table:covered-table-cell table:number-columns-repeated="2"/>
          <table:table-cell table:formula="of:=ROUND([.F4]+[.$I$12])" office:value-type="float" office:value="301">
            <text:p>301</text:p>
          </table:table-cell>
          <table:table-cell office:value-type="float" office:value="4">
            <text:p>4</text:p>
          </table:table-cell>
          <table:table-cell table:formula="of:=ROUND([.H4]+([.$I$12]/[.J5]))" office:value-type="float" office:value="301">
            <text:p>301</text:p>
          </table:table-cell>
          <table:table-cell office:value-type="string">
            <text:p>yellow</text:p>
          </table:table-cell>
          <table:table-cell table:formula="of:=COUNTIF([.G4:.G12];[.G5])" office:value-type="float" office:value="1">
            <text:p>1</text:p>
          </table:table-cell>
        </table:table-row>
        <table:table-row table:style-name="ro1">
          <table:table-cell office:value-type="float" office:value="278.15">
            <text:p>278</text:p>
          </table:table-cell>
          <table:table-cell table:formula="of:=LOOKUP([.A6];[.$H$1:.$H$10];[.$I$1:.$I$10])" office:value-type="string" office:string-value="Red">
            <text:p>Red</text:p>
          </table:table-cell>
          <table:table-cell office:value-type="string" table:number-columns-spanned="3" table:number-rows-spanned="1">
            <text:p>recommended temperature for keeping food cool</text:p>
          </table:table-cell>
          <table:covered-table-cell table:number-columns-repeated="2"/>
          <table:table-cell table:formula="of:=ROUND([.F5]+[.$I$12])" office:value-type="float" office:value="315">
            <text:p>315</text:p>
          </table:table-cell>
          <table:table-cell office:value-type="float" office:value="5">
            <text:p>5</text:p>
          </table:table-cell>
          <table:table-cell table:formula="of:=ROUND([.H5]+([.$I$12]/[.J6]))" office:value-type="float" office:value="315">
            <text:p>315</text:p>
          </table:table-cell>
          <table:table-cell office:value-type="string">
            <text:p>green</text:p>
          </table:table-cell>
          <table:table-cell table:formula="of:=COUNTIF([.G6:.G14];[.G6])" office:value-type="float" office:value="1">
            <text:p>1</text:p>
          </table:table-cell>
        </table:table-row>
        <table:table-row table:style-name="ro1">
          <table:table-cell office:value-type="float" office:value="280.26">
            <text:p>280</text:p>
          </table:table-cell>
          <table:table-cell table:formula="of:=LOOKUP([.A7];[.$H$1:.$H$10];[.$I$1:.$I$10])" office:value-type="string" office:string-value="Red">
            <text:p>Red</text:p>
          </table:table-cell>
          <table:table-cell office:value-type="string" table:number-columns-spanned="3" table:number-rows-spanned="1">
            <text:p>Spring</text:p>
          </table:table-cell>
          <table:covered-table-cell table:number-columns-repeated="2"/>
          <table:table-cell table:formula="of:=ROUND([.F6]+[.$I$12])" office:value-type="float" office:value="329">
            <text:p>329</text:p>
          </table:table-cell>
          <table:table-cell office:value-type="float" office:value="6">
            <text:p>6</text:p>
          </table:table-cell>
          <table:table-cell table:formula="of:=ROUND([.H6]+([.$I$12]/[.J7]))" office:value-type="float" office:value="329">
            <text:p>329</text:p>
          </table:table-cell>
          <table:table-cell office:value-type="string">
            <text:p>blue</text:p>
          </table:table-cell>
          <table:table-cell table:formula="of:=COUNTIF([.G6:.G15];[.G7])" office:value-type="float" office:value="1">
            <text:p>1</text:p>
          </table:table-cell>
        </table:table-row>
        <table:table-row table:style-name="ro1">
          <table:table-cell office:value-type="float" office:value="287.15">
            <text:p>287</text:p>
          </table:table-cell>
          <table:table-cell table:formula="of:=LOOKUP([.A8];[.$H$1:.$H$10];[.$I$1:.$I$10])" office:value-type="string" office:string-value="orange">
            <text:p>orange</text:p>
          </table:table-cell>
          <table:table-cell office:value-type="string" table:number-columns-spanned="3" table:number-rows-spanned="1">
            <text:p>mean surface temperature of the Earth</text:p>
          </table:table-cell>
          <table:covered-table-cell table:number-columns-repeated="2"/>
          <table:table-cell table:formula="of:=ROUND([.F7]+[.$I$12])" office:value-type="float" office:value="343">
            <text:p>343</text:p>
          </table:table-cell>
          <table:table-cell office:value-type="float" office:value="7">
            <text:p>7</text:p>
          </table:table-cell>
          <table:table-cell table:formula="of:=ROUND([.H7]+([.$I$12]/[.J8]))" office:value-type="float" office:value="343">
            <text:p>343</text:p>
          </table:table-cell>
          <table:table-cell office:value-type="string">
            <text:p>indigo</text:p>
          </table:table-cell>
          <table:table-cell table:formula="of:=COUNTIF([.G7:.G16];[.G8])" office:value-type="float" office:value="1">
            <text:p>1</text:p>
          </table:table-cell>
        </table:table-row>
        <table:table-row table:style-name="ro1">
          <table:table-cell office:value-type="float" office:value="288.87">
            <text:p>289</text:p>
          </table:table-cell>
          <table:table-cell table:formula="of:=LOOKUP([.A9];[.$H$1:.$H$10];[.$I$1:.$I$10])" office:value-type="string" office:string-value="orange">
            <text:p>orange</text:p>
          </table:table-cell>
          <table:table-cell office:value-type="string" table:number-columns-spanned="3" table:number-rows-spanned="1">
            <text:p>Fall</text:p>
          </table:table-cell>
          <table:covered-table-cell table:number-columns-repeated="2"/>
          <table:table-cell table:formula="of:=ROUND([.F8]+[.$I$12])" office:value-type="float" office:value="357">
            <text:p>357</text:p>
          </table:table-cell>
          <table:table-cell office:value-type="float" office:value="8">
            <text:p>8</text:p>
          </table:table-cell>
          <table:table-cell table:formula="of:=ROUND([.H8]+([.$I$12]/[.J9]))" office:value-type="float" office:value="357">
            <text:p>357</text:p>
          </table:table-cell>
          <table:table-cell office:value-type="string">
            <text:p>violet</text:p>
          </table:table-cell>
          <table:table-cell table:formula="of:=COUNTIF([.G8:.G17];[.G9])" office:value-type="float" office:value="1">
            <text:p>1</text:p>
          </table:table-cell>
        </table:table-row>
        <table:table-row table:style-name="ro1">
          <table:table-cell office:value-type="float" office:value="293.65">
            <text:p>294</text:p>
          </table:table-cell>
          <table:table-cell table:formula="of:=LOOKUP([.A10];[.$H$1:.$H$10];[.$I$1:.$I$10])" office:value-type="string" office:string-value="orange">
            <text:p>orange</text:p>
          </table:table-cell>
          <table:table-cell office:value-type="string" table:number-columns-spanned="3" table:number-rows-spanned="1">
            <text:p>lowest human body temperature survived</text:p>
          </table:table-cell>
          <table:covered-table-cell table:number-columns-repeated="2"/>
          <table:table-cell table:formula="of:=ROUND([.F9]+[.$I$12])" office:value-type="float" office:value="371">
            <text:p>371</text:p>
          </table:table-cell>
          <table:table-cell office:value-type="float" office:value="9">
            <text:p>9</text:p>
          </table:table-cell>
          <table:table-cell table:formula="of:=ROUND([.H9]+([.$I$12]/[.J10]))" office:value-type="float" office:value="371">
            <text:p>371</text:p>
          </table:table-cell>
          <table:table-cell office:value-type="string">
            <text:p>White</text:p>
          </table:table-cell>
          <table:table-cell table:formula="of:=COUNTIF([.G9:.G18];[.G10])" office:value-type="float" office:value="1">
            <text:p>1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table:formula="of:=LOOKUP([.A11];[.$H$1:.$H$10];[.$I$1:.$I$10])" office:value-type="string" office:string-value="orange">
            <text:p>orange</text:p>
          </table:table-cell>
          <table:table-cell office:value-type="string" table:number-columns-spanned="3" table:number-rows-spanned="1">
            <text:p>Peak of summer (July)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294.15">
            <text:p>294</text:p>
          </table:table-cell>
          <table:table-cell table:formula="of:=LOOKUP([.A12];[.$H$1:.$H$10];[.$I$1:.$I$10])" office:value-type="string" office:string-value="orange">
            <text:p>orange</text:p>
          </table:table-cell>
          <table:table-cell office:value-type="string" table:number-columns-spanned="3" table:number-rows-spanned="1">
            <text:p>room temperature</text:p>
          </table:table-cell>
          <table:covered-table-cell table:number-columns-repeated="2"/>
          <table:table-cell table:number-columns-repeated="3"/>
          <table:table-cell table:formula="of:=[.D35]/7" office:value-type="float" office:value="14.2857142857143">
            <text:p>14.29</text:p>
          </table:table-cell>
          <table:table-cell/>
        </table:table-row>
        <table:table-row table:style-name="ro1">
          <table:table-cell office:value-type="float" office:value="304.15">
            <text:p>304</text:p>
          </table:table-cell>
          <table:table-cell table:formula="of:=LOOKUP([.A13];[.$H$1:.$H$10];[.$I$1:.$I$10])" office:value-type="string" office:string-value="yellow">
            <text:p>yellow</text:p>
          </table:table-cell>
          <table:table-cell office:value-type="string" table:number-columns-spanned="3" table:number-rows-spanned="1">
            <text:p>melting point of butter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308.15">
            <text:p>308</text:p>
          </table:table-cell>
          <table:table-cell table:formula="of:=LOOKUP([.A14];[.$H$1:.$H$10];[.$I$1:.$I$10])" office:value-type="string" office:string-value="yellow">
            <text:p>yellow</text:p>
          </table:table-cell>
          <table:table-cell office:value-type="string" table:number-columns-spanned="3" table:number-rows-spanned="1">
            <text:p>warmest sea temperature measured, at the Red Sea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310.15">
            <text:p>310</text:p>
          </table:table-cell>
          <table:table-cell table:formula="of:=LOOKUP([.A15];[.$H$1:.$H$10];[.$I$1:.$I$10])" office:value-type="string" office:string-value="yellow">
            <text:p>yellow</text:p>
          </table:table-cell>
          <table:table-cell office:value-type="string" table:number-columns-spanned="3" table:number-rows-spanned="1">
            <text:p>standard human body temperature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315.15">
            <text:p>315</text:p>
          </table:table-cell>
          <table:table-cell table:formula="of:=LOOKUP([.A16];[.$H$1:.$H$10];[.$I$1:.$I$10])" office:value-type="string" office:string-value="green">
            <text:p>green</text:p>
          </table:table-cell>
          <table:table-cell office:value-type="string" table:number-columns-spanned="3" table:number-rows-spanned="1">
            <text:p>usually fatal human fever temperature</text:p>
          </table:table-cell>
          <table:covered-table-cell table:number-columns-repeated="2"/>
          <table:table-cell table:number-columns-repeated="5"/>
        </table:table-row>
        <table:table-row table:style-name="ro2">
          <table:table-cell office:value-type="float" office:value="331.15">
            <text:p>331</text:p>
          </table:table-cell>
          <table:table-cell table:formula="of:=LOOKUP([.A17];[.$H$1:.$H$10];[.$I$1:.$I$10])" office:value-type="string" office:string-value="blue">
            <text:p>blue</text:p>
          </table:table-cell>
          <table:table-cell office:value-type="string" table:number-columns-spanned="3" table:number-rows-spanned="1">
            <text:p>hottest temperature recorded on Earth, at El Azizia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333.15">
            <text:p>333</text:p>
          </table:table-cell>
          <table:table-cell table:formula="of:=LOOKUP([.A18];[.$H$1:.$H$10];[.$I$1:.$I$10])" office:value-type="string" office:string-value="blue">
            <text:p>blue</text:p>
          </table:table-cell>
          <table:table-cell office:value-type="string" table:number-columns-spanned="3" table:number-rows-spanned="1">
            <text:p>recommended temperature for Keeping food warm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336.15">
            <text:p>336</text:p>
          </table:table-cell>
          <table:table-cell table:formula="of:=LOOKUP([.A19];[.$H$1:.$H$10];[.$I$1:.$I$10])" office:value-type="string" office:string-value="blue">
            <text:p>blue</text:p>
          </table:table-cell>
          <table:table-cell office:value-type="string" table:number-columns-spanned="3" table:number-rows-spanned="1">
            <text:p>milk pasteurization temperature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343.15">
            <text:p>343</text:p>
          </table:table-cell>
          <table:table-cell table:formula="of:=LOOKUP([.A20];[.$H$1:.$H$10];[.$I$1:.$I$10])" office:value-type="string" office:string-value="indigo">
            <text:p>indigo</text:p>
          </table:table-cell>
          <table:table-cell office:value-type="string" table:number-columns-spanned="3" table:number-rows-spanned="1">
            <text:p>temperature of hot springs at which some bacteria thrive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355.15">
            <text:p>355</text:p>
          </table:table-cell>
          <table:table-cell table:formula="of:=LOOKUP([.A21];[.$H$1:.$H$10];[.$I$1:.$I$10])" office:value-type="string" office:string-value="indigo">
            <text:p>indigo</text:p>
          </table:table-cell>
          <table:table-cell office:value-type="string" table:number-columns-spanned="3" table:number-rows-spanned="1">
            <text:p>recommended coffee brewing temperature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373.15">
            <text:p>373</text:p>
          </table:table-cell>
          <table:table-cell table:formula="of:=LOOKUP([.A22];[.$H$1:.$H$10];[.$I$1:.$I$10])" office:value-type="string" office:string-value="White">
            <text:p>White</text:p>
          </table:table-cell>
          <table:table-cell office:value-type="string" table:number-columns-spanned="3" table:number-rows-spanned="1">
            <text:p>boiling point of water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383.15">
            <text:p>383</text:p>
          </table:table-cell>
          <table:table-cell table:formula="of:=LOOKUP([.A23];[.$H$1:.$H$10];[.$I$1:.$I$10])" office:value-type="string" office:string-value="White">
            <text:p>White</text:p>
          </table:table-cell>
          <table:table-cell office:value-type="string" table:number-columns-spanned="3" table:number-rows-spanned="1">
            <text:p>oven at very low temperature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400.15">
            <text:p>400</text:p>
          </table:table-cell>
          <table:table-cell table:formula="of:=LOOKUP([.A24];[.$H$1:.$H$10];[.$I$1:.$I$10])" office:value-type="string" office:string-value="White">
            <text:p>White</text:p>
          </table:table-cell>
          <table:table-cell office:value-type="string" table:number-columns-spanned="3" table:number-rows-spanned="1">
            <text:p>hottest temperature of Concorde nose tip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413.15">
            <text:p>413</text:p>
          </table:table-cell>
          <table:table-cell table:formula="of:=LOOKUP([.A25];[.$H$1:.$H$10];[.$I$1:.$I$10])" office:value-type="string" office:string-value="White">
            <text:p>White</text:p>
          </table:table-cell>
          <table:table-cell office:value-type="string" table:number-columns-spanned="3" table:number-rows-spanned="1">
            <text:p>oven at low temperature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443.15">
            <text:p>443</text:p>
          </table:table-cell>
          <table:table-cell table:formula="of:=LOOKUP([.A26];[.$H$1:.$H$10];[.$I$1:.$I$10])" office:value-type="string" office:string-value="White">
            <text:p>White</text:p>
          </table:table-cell>
          <table:table-cell office:value-type="string" table:number-columns-spanned="3" table:number-rows-spanned="1">
            <text:p>oven at very moderate temperature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452.15">
            <text:p>452</text:p>
          </table:table-cell>
          <table:table-cell table:formula="of:=LOOKUP([.A27];[.$H$1:.$H$10];[.$I$1:.$I$10])" office:value-type="string" office:string-value="White">
            <text:p>White</text:p>
          </table:table-cell>
          <table:table-cell office:value-type="string" table:number-columns-spanned="3" table:number-rows-spanned="1">
            <text:p>mean surface temperature of Mercury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453.15">
            <text:p>453</text:p>
          </table:table-cell>
          <table:table-cell table:formula="of:=LOOKUP([.A28];[.$H$1:.$H$10];[.$I$1:.$I$10])" office:value-type="string" office:string-value="White">
            <text:p>White</text:p>
          </table:table-cell>
          <table:table-cell office:value-type="string" table:number-columns-spanned="3" table:number-rows-spanned="1">
            <text:p>oven at moderate temperature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473.15">
            <text:p>473</text:p>
          </table:table-cell>
          <table:table-cell table:formula="of:=LOOKUP([.A29];[.$H$1:.$H$10];[.$I$1:.$I$10])" office:value-type="string" office:string-value="White">
            <text:p>White</text:p>
          </table:table-cell>
          <table:table-cell office:value-type="string" table:number-columns-spanned="3" table:number-rows-spanned="1">
            <text:p>oven at moderately hot temperature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493.15">
            <text:p>493</text:p>
          </table:table-cell>
          <table:table-cell table:formula="of:=LOOKUP([.A30];[.$H$1:.$H$10];[.$I$1:.$I$10])" office:value-type="string" office:string-value="White">
            <text:p>White</text:p>
          </table:table-cell>
          <table:table-cell office:value-type="string" table:number-columns-spanned="3" table:number-rows-spanned="1">
            <text:p>oven at hot temperature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513.15">
            <text:p>513</text:p>
          </table:table-cell>
          <table:table-cell table:formula="of:=LOOKUP([.A31];[.$H$1:.$H$10];[.$I$1:.$I$10])" office:value-type="string" office:string-value="White">
            <text:p>White</text:p>
          </table:table-cell>
          <table:table-cell office:value-type="string">
            <text:p>oven at very hot temperature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table:number-columns-repeated="2"/>
          <table:table-cell/>
          <table:table-cell office:value-type="float" office:value="373">
            <text:p>373</text:p>
          </table:table-cell>
          <table:table-cell office:value-type="string">
            <text:p>max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/>
          <table:table-cell office:value-type="float" office:value="273">
            <text:p>273</text:p>
          </table:table-cell>
          <table:table-cell office:value-type="string">
            <text:p>min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/>
          <table:table-cell table:formula="of:=[.D33]-[.D34]" office:value-type="float" office:value="100">
            <text:p>100</text:p>
          </table:table-cell>
          <table:table-cell office:value-type="string">
            <text:p>span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8">07/08/2010</text:date>, <text:time>03:05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N</meta:initial-creator>
    <meta:creation-date>2010-07-08T01:03:45.14</meta:creation-date>
    <dc:date>2010-07-08T03:05:52.46</dc:date>
    <dc:creator>Chris N</dc:creator>
    <meta:editing-duration>PT00H29M08S</meta:editing-duration>
    <meta:editing-cycles>1</meta:editing-cycles>
    <meta:document-statistic meta:table-count="1" meta:cell-count="147" meta:object-count="0"/>
    <meta:generator>OpenOffice.org/3.2$Win32 OpenOffice.org_project/320m12$Build-9483</meta:generator>
  </office:meta>
</office:document-meta>
</file>